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NewRomanPS-BoldItalicMT" svg:font-family="TimesNewRomanPS-BoldItalicMT" style:font-family-generic="roman"/>
    <style:font-face style:name="TimesNewRomanPS-BoldMT" svg:font-family="TimesNewRomanPS-BoldMT" style:font-family-generic="roman"/>
    <style:font-face style:name="TimesNewRomanPS-ItalicMT" svg:font-family="TimesNewRomanPS-ItalicMT" style:font-family-generic="roman"/>
    <style:font-face style:name="TimesNewRomanPSMT" svg:font-family="TimesNewRomanPSMT" style:font-family-generic="roman"/>
    <style:font-face style:name="TrebuchetMS-Italic" svg:font-family="TrebuchetMS-Italic" style:font-family-generic="script"/>
    <style:font-face style:name="TrebuchetMS" svg:font-family="TrebuchetM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">
      <style:paragraph-properties fo:line-height="150%" fo:text-align="justify" style:justify-single-word="false" style:text-autospace="none"/>
      <style:text-properties fo:color="#000000" style:text-outline="false" style:text-position="0% 100%" style:font-name="Times New Roman" fo:font-size="12pt" fo:letter-spacing="normal" style:text-underline-style="none" style:letter-kerning="false" style:font-name-asian="TimesNewRomanPSMT" style:font-size-asian="12pt" style:font-name-complex="TimesNewRomanPSMT" style:font-size-complex="12pt"/>
    </style:style>
    <style:style style:name="P2" style:family="paragraph" style:parent-style-name="Standard" style:list-style-name="">
      <style:paragraph-properties fo:line-height="150%" style:text-autospace="non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4.607cm"/>
        </style:tab-stops>
      </style:paragraph-properties>
      <style:text-properties fo:color="#000000" style:text-outline="false" style:text-position="0% 100%" style:font-name="Times New Roman" fo:font-size="12pt" fo:letter-spacing="normal" style:text-underline-style="none" style:letter-kerning="false" style:font-name-asian="TrebuchetMS" style:font-size-asian="12pt" style:font-name-complex="TrebuchetMS" style:font-size-complex="12pt"/>
    </style:style>
    <style:style style:name="P3" style:family="paragraph" style:parent-style-name="Standard" style:list-style-name="">
      <style:paragraph-properties fo:line-height="150%" fo:text-align="justify" style:justify-single-word="false" style:text-autospace="none"/>
      <style:text-properties fo:color="#000000" style:text-outline="false" style:text-position="0% 100%" style:font-name="Times New Roman" fo:font-size="12pt" fo:letter-spacing="normal" style:text-underline-style="none" style:letter-kerning="false" style:font-name-asian="TrebuchetMS" style:font-size-asian="12pt" style:font-name-complex="TrebuchetMS" style:font-size-complex="12pt"/>
    </style:style>
    <style:style style:name="P4" style:family="paragraph" style:parent-style-name="Standard" style:list-style-name="">
      <style:paragraph-properties fo:line-height="150%" style:text-autospace="non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4.607cm"/>
        </style:tab-stops>
      </style:paragraph-properties>
      <style:text-properties fo:color="#000000" style:text-outline="false" style:text-position="0% 100%" style:font-name="Times New Roman" fo:font-size="12pt" fo:letter-spacing="normal" fo:font-style="normal" style:text-underline-style="none" style:letter-kerning="false" style:font-name-asian="TrebuchetMS" style:font-size-asian="12pt" style:font-style-asian="normal" style:font-name-complex="TrebuchetMS" style:font-size-complex="12pt" style:font-style-complex="normal"/>
    </style:style>
    <style:style style:name="P5" style:family="paragraph" style:parent-style-name="Standard" style:list-style-name="">
      <style:paragraph-properties fo:line-height="150%" style:text-autospace="none"/>
      <style:text-properties fo:color="#000000" style:text-outline="false" style:text-position="0% 100%" style:font-name="Times New Roman" fo:font-size="12pt" fo:letter-spacing="normal" fo:font-style="normal" style:text-underline-style="none" style:letter-kerning="false" style:font-name-asian="TrebuchetMS" style:font-size-asian="12pt" style:font-style-asian="normal" style:font-name-complex="TrebuchetMS" style:font-size-complex="12pt" style:font-style-complex="normal"/>
    </style:style>
    <style:style style:name="P6" style:family="paragraph" style:parent-style-name="Standard" style:list-style-name="">
      <style:paragraph-properties fo:line-height="150%" fo:text-align="justify" style:justify-single-word="false" style:text-autospace="none"/>
      <style:text-properties fo:color="#000000" style:text-outline="false" style:text-position="0% 100%" style:font-name="Times New Roman" fo:font-size="12pt" fo:letter-spacing="normal" fo:font-style="normal" style:text-underline-style="none" style:letter-kerning="false" style:font-name-asian="TimesNewRomanPSMT" style:font-size-asian="12pt" style:font-style-asian="normal" style:font-name-complex="TimesNewRomanPSMT" style:font-size-complex="12pt" style:font-style-complex="normal"/>
    </style:style>
    <style:style style:name="P7" style:family="paragraph" style:parent-style-name="Standard">
      <style:text-properties style:font-name="Times New Roman" fo:font-size="12pt" style:font-size-asian="12pt" style:font-size-complex="12pt"/>
    </style:style>
    <style:style style:name="P8" style:family="paragraph" style:parent-style-name="Standard" style:list-style-name="">
      <style:paragraph-properties fo:line-height="150%" style:text-autospace="none"/>
      <style:text-properties style:font-name="Times New Roman" fo:font-size="12pt" style:font-size-asian="12pt" style:font-size-complex="12pt"/>
    </style:style>
    <style:style style:name="P9" style:family="paragraph" style:parent-style-name="Standard" style:list-style-name="">
      <style:paragraph-properties fo:line-height="150%" style:text-autospace="non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4.607cm"/>
        </style:tab-stops>
      </style:paragraph-properties>
      <style:text-properties style:font-name="Times New Roman" fo:font-size="12pt" style:font-size-asian="12pt" style:font-size-complex="12pt"/>
    </style:style>
    <style:style style:name="P10" style:family="paragraph" style:parent-style-name="Standard" style:list-style-name="">
      <style:paragraph-properties fo:line-height="150%" fo:text-align="justify" style:justify-single-word="false" style:text-autospace="none"/>
      <style:text-properties style:font-name="Times New Roman" fo:font-size="12pt" style:font-size-asian="12pt" style:font-size-complex="12pt"/>
    </style:style>
    <style:style style:name="T1" style:family="text">
      <style:text-properties fo:color="#000000" style:text-outline="false" style:text-position="0% 100%" style:font-name="TimesNewRomanPSMT" fo:font-size="12pt" fo:letter-spacing="normal" style:text-underline-style="none" style:letter-kerning="false" style:font-name-asian="TimesNewRomanPSMT" style:font-size-asian="12pt" style:font-name-complex="TimesNewRomanPSMT" style:font-size-complex="12pt"/>
    </style:style>
    <style:style style:name="T2" style:family="text">
      <style:text-properties fo:color="#000000" style:text-outline="false" style:text-position="0% 100%" style:font-name="TimesNewRomanPSMT" fo:font-size="12pt" fo:letter-spacing="normal" style:text-underline-style="solid" style:text-underline-width="auto" style:text-underline-color="#000000" style:letter-kerning="false" style:font-name-asian="TimesNewRomanPSMT" style:font-size-asian="12pt" style:font-name-complex="TimesNewRomanPSMT" style:font-size-complex="12pt"/>
    </style:style>
    <style:style style:name="T3" style:family="text">
      <style:text-properties fo:color="#000000" style:text-outline="false" style:text-position="0% 100%" style:font-name="TimesNewRomanPSMT" fo:font-size="12pt" fo:letter-spacing="normal" fo:font-style="normal" style:text-underline-style="none" style:letter-kerning="false" style:font-name-asian="TimesNewRomanPSMT" style:font-size-asian="12pt" style:font-style-asian="normal" style:font-name-complex="TimesNewRomanPSMT" style:font-size-complex="12pt" style:font-style-complex="normal"/>
    </style:style>
    <style:style style:name="T4" style:family="text">
      <style:text-properties fo:color="#000000" style:text-outline="false" style:text-position="0% 100%" style:font-name="TimesNewRomanPSMT" fo:font-size="12pt" fo:letter-spacing="normal" fo:font-style="normal" style:text-underline-style="solid" style:text-underline-width="auto" style:text-underline-color="#000000" style:letter-kerning="false" style:font-name-asian="TimesNewRomanPSMT" style:font-size-asian="12pt" style:font-style-asian="normal" style:font-name-complex="TimesNewRomanPSMT" style:font-size-complex="12pt" style:font-style-complex="normal"/>
    </style:style>
    <style:style style:name="T5" style:family="text">
      <style:text-properties fo:color="#000000" style:text-outline="false" style:text-position="0% 100%" style:font-name="TimesNewRomanPSMT" fo:letter-spacing="normal" fo:font-style="normal" style:text-underline-style="none" style:letter-kerning="false" style:font-name-asian="TimesNewRomanPSMT" style:font-style-asian="normal" style:font-name-complex="TimesNewRomanPSMT" style:font-style-complex="normal"/>
    </style:style>
    <style:style style:name="T6" style:family="text">
      <style:text-properties fo:color="#000000" style:text-outline="false" style:text-position="0% 100%" style:font-name="TimesNewRomanPSMT" fo:letter-spacing="normal" fo:font-style="normal" style:text-underline-style="none" fo:font-weight="normal" style:letter-kerning="false" style:font-name-asian="TimesNewRomanPSMT" style:font-style-asian="normal" style:font-weight-asian="normal" style:font-name-complex="TimesNewRomanPSMT" style:font-style-complex="normal" style:font-weight-complex="normal"/>
    </style:style>
    <style:style style:name="T7" style:family="text">
      <style:text-properties fo:color="#000000" style:text-outline="false" style:text-position="0% 100%" style:font-name="TimesNewRomanPS-ItalicMT" fo:font-size="12pt" fo:letter-spacing="normal" fo:font-style="italic" style:text-underline-style="none" style:letter-kerning="false" style:font-name-asian="TimesNewRomanPS-ItalicMT" style:font-size-asian="12pt" style:font-style-asian="italic" style:font-name-complex="TimesNewRomanPS-ItalicMT" style:font-size-complex="12pt" style:font-style-complex="italic"/>
    </style:style>
    <style:style style:name="T8" style:family="text">
      <style:text-properties fo:color="#000000" style:text-outline="false" style:text-position="0% 100%" style:font-name="TimesNewRomanPS-ItalicMT" fo:letter-spacing="normal" fo:font-style="italic" style:text-underline-style="none" style:letter-kerning="false" style:font-name-asian="TimesNewRomanPS-ItalicMT" style:font-style-asian="italic" style:font-name-complex="TimesNewRomanPS-ItalicMT" style:font-style-complex="italic"/>
    </style:style>
    <style:style style:name="T9" style:family="text">
      <style:text-properties fo:color="#000000" style:text-outline="false" style:text-position="0% 100%" style:font-name="TimesNewRomanPS-ItalicMT" fo:letter-spacing="normal" fo:font-style="italic" style:text-underline-style="none" fo:font-weight="normal" style:letter-kerning="false" style:font-name-asian="TimesNewRomanPS-ItalicMT" style:font-style-asian="italic" style:font-weight-asian="normal" style:font-name-complex="TimesNewRomanPS-ItalicMT" style:font-style-complex="italic" style:font-weight-complex="normal"/>
    </style:style>
    <style:style style:name="T10" style:family="text">
      <style:text-properties fo:color="#000000" style:text-outline="false" style:text-position="0% 100%" style:font-name="TrebuchetMS" fo:font-size="10pt" fo:letter-spacing="normal" style:text-underline-style="none" style:letter-kerning="false" style:font-name-asian="TrebuchetMS" style:font-size-asian="10pt" style:font-name-complex="TrebuchetMS" style:font-size-complex="10pt"/>
    </style:style>
    <style:style style:name="T11" style:family="text">
      <style:text-properties fo:color="#000000" style:text-outline="false" style:text-position="0% 100%" style:font-name="TrebuchetMS" fo:font-size="10pt" fo:letter-spacing="normal" style:text-underline-style="solid" style:text-underline-width="auto" style:text-underline-color="#000000" style:letter-kerning="false" style:font-name-asian="TrebuchetMS" style:font-size-asian="10pt" style:font-name-complex="TrebuchetMS" style:font-size-complex="10pt"/>
    </style:style>
    <style:style style:name="T12" style:family="text">
      <style:text-properties fo:color="#000000" style:text-outline="false" style:text-position="0% 100%" style:font-name="TrebuchetMS" fo:font-size="10pt" fo:letter-spacing="normal" fo:font-style="normal" style:text-underline-style="none" style:letter-kerning="false" style:font-name-asian="TrebuchetMS" style:font-size-asian="10pt" style:font-style-asian="normal" style:font-name-complex="TrebuchetMS" style:font-size-complex="10pt" style:font-style-complex="normal"/>
    </style:style>
    <style:style style:name="T13" style:family="text">
      <style:text-properties fo:color="#000000" style:text-outline="false" style:text-position="0% 100%" style:font-name="TrebuchetMS" fo:font-size="10pt" fo:letter-spacing="normal" fo:font-style="normal" style:text-underline-style="solid" style:text-underline-width="auto" style:text-underline-color="#000000" style:letter-kerning="false" style:font-name-asian="TrebuchetMS" style:font-size-asian="10pt" style:font-style-asian="normal" style:font-name-complex="TrebuchetMS" style:font-size-complex="10pt" style:font-style-complex="normal"/>
    </style:style>
    <style:style style:name="T14" style:family="text">
      <style:text-properties fo:color="#000000" style:text-outline="false" style:text-position="0% 100%" style:font-name="TrebuchetMS" fo:font-size="12pt" fo:letter-spacing="normal" style:text-underline-style="none" style:letter-kerning="false" style:font-name-asian="TrebuchetMS" style:font-size-asian="12pt" style:font-name-complex="TrebuchetMS" style:font-size-complex="12pt"/>
    </style:style>
    <style:style style:name="T15" style:family="text">
      <style:text-properties fo:color="#000000" style:text-outline="false" style:text-position="0% 100%" style:font-name="TrebuchetMS" fo:font-size="12pt" fo:letter-spacing="normal" fo:font-style="normal" style:text-underline-style="none" style:letter-kerning="false" style:font-name-asian="TrebuchetMS" style:font-size-asian="12pt" style:font-style-asian="normal" style:font-name-complex="TrebuchetMS" style:font-size-complex="12pt" style:font-style-complex="normal"/>
    </style:style>
    <style:style style:name="T16" style:family="text">
      <style:text-properties fo:color="#000000" style:text-outline="false" style:text-position="0% 100%" style:font-name="TrebuchetMS" fo:font-size="12pt" fo:letter-spacing="normal" fo:font-style="normal" style:text-underline-style="solid" style:text-underline-width="auto" style:text-underline-color="#000000" style:letter-kerning="false" style:font-name-asian="TrebuchetMS" style:font-size-asian="12pt" style:font-style-asian="normal" style:font-name-complex="TrebuchetMS" style:font-size-complex="12pt" style:font-style-complex="normal"/>
    </style:style>
    <style:style style:name="T17" style:family="text">
      <style:text-properties fo:color="#000000" style:text-outline="false" style:text-position="0% 100%" style:font-name="TrebuchetMS-Italic" fo:font-size="10pt" fo:letter-spacing="normal" fo:font-style="italic" style:text-underline-style="none" style:letter-kerning="false" style:font-name-asian="TrebuchetMS-Italic" style:font-size-asian="10pt" style:font-style-asian="italic" style:font-name-complex="TrebuchetMS-Italic" style:font-size-complex="10pt" style:font-style-complex="italic"/>
    </style:style>
    <style:style style:name="T18" style:family="text">
      <style:text-properties fo:color="#000000" style:text-outline="false" style:text-position="0% 100%" style:font-name="TrebuchetMS-Italic" fo:font-size="12pt" fo:letter-spacing="normal" fo:font-style="italic" style:text-underline-style="none" style:letter-kerning="false" style:font-name-asian="TrebuchetMS-Italic" style:font-size-asian="12pt" style:font-style-asian="italic" style:font-name-complex="TrebuchetMS-Italic" style:font-size-complex="12pt" style:font-style-complex="italic"/>
    </style:style>
    <style:style style:name="T19" style:family="text">
      <style:text-properties fo:color="#000000" style:text-outline="false" style:text-position="0% 100%" fo:font-size="10pt" fo:letter-spacing="normal" style:text-underline-style="none" style:letter-kerning="false" style:font-name-asian="TrebuchetMS" style:font-size-asian="10pt" style:font-name-complex="TrebuchetMS" style:font-size-complex="10pt"/>
    </style:style>
    <style:style style:name="T20" style:family="text">
      <style:text-properties fo:color="#000000" style:text-outline="false" style:text-position="0% 100%" fo:font-size="10pt" fo:letter-spacing="normal" style:text-underline-style="solid" style:text-underline-width="auto" style:text-underline-color="#000000" style:letter-kerning="false" style:font-name-asian="TrebuchetMS" style:font-size-asian="10pt" style:font-name-complex="TrebuchetMS" style:font-size-complex="10pt"/>
    </style:style>
    <style:style style:name="T21" style:family="text">
      <style:text-properties fo:color="#000000" style:text-outline="false" style:text-position="0% 100%" fo:font-size="10pt" fo:letter-spacing="normal" fo:font-style="italic" style:text-underline-style="none" style:letter-kerning="false" style:font-name-asian="TrebuchetMS-Italic" style:font-size-asian="10pt" style:font-style-asian="italic" style:font-name-complex="TrebuchetMS-Italic" style:font-size-complex="10pt" style:font-style-complex="italic"/>
    </style:style>
    <style:style style:name="T22" style:family="text">
      <style:text-properties fo:color="#000000" style:text-outline="false" style:text-position="0% 100%" fo:font-size="10pt" fo:letter-spacing="normal" fo:font-style="normal" style:text-underline-style="none" style:letter-kerning="false" style:font-name-asian="TrebuchetMS" style:font-size-asian="10pt" style:font-style-asian="normal" style:font-name-complex="TrebuchetMS" style:font-size-complex="10pt" style:font-style-complex="normal"/>
    </style:style>
    <style:style style:name="T23" style:family="text">
      <style:text-properties fo:color="#000000" style:text-outline="false" style:text-position="0% 100%" fo:font-size="10pt" fo:letter-spacing="normal" fo:font-style="normal" style:text-underline-style="solid" style:text-underline-width="auto" style:text-underline-color="#000000" style:letter-kerning="false" style:font-name-asian="TrebuchetMS" style:font-size-asian="10pt" style:font-style-asian="normal" style:font-name-complex="TrebuchetMS" style:font-size-complex="10pt" style:font-style-complex="normal"/>
    </style:style>
    <style:style style:name="T24" style:family="text">
      <style:text-properties fo:color="#000000" style:text-outline="false" style:text-position="0% 100%" fo:font-size="12pt" fo:letter-spacing="normal" style:text-underline-style="none" style:letter-kerning="false" style:font-name-asian="TrebuchetMS" style:font-size-asian="12pt" style:font-name-complex="TrebuchetMS" style:font-size-complex="12pt"/>
    </style:style>
    <style:style style:name="T25" style:family="text">
      <style:text-properties fo:color="#000000" style:text-outline="false" style:text-position="0% 100%" fo:font-size="12pt" fo:letter-spacing="normal" style:text-underline-style="none" style:letter-kerning="false" style:font-name-asian="TimesNewRomanPSMT" style:font-size-asian="12pt" style:font-name-complex="TimesNewRomanPSMT" style:font-size-complex="12pt"/>
    </style:style>
    <style:style style:name="T26" style:family="text">
      <style:text-properties fo:color="#000000" style:text-outline="false" style:text-position="0% 100%" fo:font-size="12pt" fo:letter-spacing="normal" fo:font-style="italic" style:text-underline-style="none" style:letter-kerning="false" style:font-name-asian="TrebuchetMS-Italic" style:font-size-asian="12pt" style:font-style-asian="italic" style:font-name-complex="TrebuchetMS-Italic" style:font-size-complex="12pt" style:font-style-complex="italic"/>
    </style:style>
    <style:style style:name="T27" style:family="text">
      <style:text-properties fo:color="#000000" style:text-outline="false" style:text-position="0% 100%" fo:font-size="12pt" fo:letter-spacing="normal" fo:font-style="italic" style:text-underline-style="none" style:letter-kerning="false" style:font-name-asian="TimesNewRomanPS-ItalicMT" style:font-size-asian="12pt" style:font-style-asian="italic" style:font-name-complex="TimesNewRomanPS-ItalicMT" style:font-size-complex="12pt" style:font-style-complex="italic"/>
    </style:style>
    <style:style style:name="T28" style:family="text">
      <style:text-properties fo:color="#000000" style:text-outline="false" style:text-position="0% 100%" fo:font-size="12pt" fo:letter-spacing="normal" fo:font-style="normal" style:text-underline-style="none" style:letter-kerning="false" style:font-name-asian="TrebuchetMS" style:font-size-asian="12pt" style:font-style-asian="normal" style:font-name-complex="TrebuchetMS" style:font-size-complex="12pt" style:font-style-complex="normal"/>
    </style:style>
    <style:style style:name="T29" style:family="text">
      <style:text-properties fo:color="#000000" style:text-outline="false" style:text-position="0% 100%" fo:font-size="12pt" fo:letter-spacing="normal" fo:font-style="normal" style:text-underline-style="none" style:letter-kerning="false" style:font-name-asian="TimesNewRomanPSMT" style:font-size-asian="12pt" style:font-style-asian="normal" style:font-name-complex="TimesNewRomanPSMT" style:font-size-complex="12pt" style:font-style-complex="normal"/>
    </style:style>
    <style:style style:name="T30" style:family="text">
      <style:text-properties fo:color="#000000" style:text-outline="false" style:text-position="0% 100%" fo:font-size="12pt" fo:letter-spacing="normal" fo:font-style="normal" style:text-underline-style="solid" style:text-underline-width="auto" style:text-underline-color="#000000" style:letter-kerning="false" style:font-name-asian="TrebuchetMS" style:font-size-asian="12pt" style:font-style-asian="normal" style:font-name-complex="TrebuchetMS" style:font-size-complex="12pt" style:font-style-complex="normal"/>
    </style:style>
    <style:style style:name="T31" style:family="text">
      <style:text-properties fo:color="#000000" style:text-outline="false" style:text-position="0% 100%" fo:font-size="12pt" fo:letter-spacing="normal" fo:font-style="normal" style:text-underline-style="solid" style:text-underline-width="auto" style:text-underline-color="#000000" style:letter-kerning="false" style:font-name-asian="TimesNewRomanPSMT" style:font-size-asian="12pt" style:font-style-asian="normal" style:font-name-complex="TimesNewRomanPSMT" style:font-size-complex="12pt" style:font-style-complex="normal"/>
    </style:style>
    <style:style style:name="T32" style:family="text">
      <style:text-properties fo:color="#000000" style:text-outline="false" style:text-position="0% 100%" fo:font-size="12pt" fo:letter-spacing="normal" style:text-underline-style="solid" style:text-underline-width="auto" style:text-underline-color="#000000" style:letter-kerning="false" style:font-name-asian="TimesNewRomanPSMT" style:font-size-asian="12pt" style:font-name-complex="TimesNewRomanPSMT" style:font-size-complex="12pt"/>
    </style:style>
    <style:style style:name="T33" style:family="text">
      <style:text-properties fo:color="#000000" style:text-outline="false" style:text-position="0% 100%" fo:letter-spacing="normal" style:text-underline-style="none" style:letter-kerning="false" style:font-name-asian="TrebuchetMS" style:font-name-complex="TrebuchetMS"/>
    </style:style>
    <style:style style:name="T34" style:family="text">
      <style:text-properties fo:color="#000000" style:text-outline="false" style:text-position="0% 100%" fo:letter-spacing="normal" style:text-underline-style="none" style:letter-kerning="false" style:font-name-asian="TimesNewRomanPSMT" style:font-name-complex="TimesNewRomanPSMT"/>
    </style:style>
    <style:style style:name="T35" style:family="text">
      <style:text-properties fo:color="#000000" style:text-outline="false" style:text-position="0% 100%" fo:letter-spacing="normal" style:text-underline-style="solid" style:text-underline-width="auto" style:text-underline-color="#000000" style:letter-kerning="false" style:font-name-asian="TrebuchetMS" style:font-name-complex="TrebuchetMS"/>
    </style:style>
    <style:style style:name="T36" style:family="text">
      <style:text-properties fo:color="#000000" style:text-outline="false" style:text-position="0% 100%" fo:letter-spacing="normal" style:text-underline-style="solid" style:text-underline-width="auto" style:text-underline-color="#000000" style:letter-kerning="false" style:font-name-asian="TimesNewRomanPSMT" style:font-name-complex="TimesNewRomanPSMT"/>
    </style:style>
    <style:style style:name="T37" style:family="text">
      <style:text-properties fo:color="#000000" style:text-outline="false" style:text-position="0% 100%" fo:letter-spacing="normal" fo:font-style="italic" style:text-underline-style="none" style:letter-kerning="false" style:font-name-asian="TrebuchetMS-Italic" style:font-style-asian="italic" style:font-name-complex="TrebuchetMS-Italic" style:font-style-complex="italic"/>
    </style:style>
    <style:style style:name="T38" style:family="text">
      <style:text-properties fo:color="#000000" style:text-outline="false" style:text-position="0% 100%" fo:letter-spacing="normal" fo:font-style="italic" style:text-underline-style="none" style:letter-kerning="false" style:font-name-asian="TimesNewRomanPS-ItalicMT" style:font-style-asian="italic" style:font-name-complex="TimesNewRomanPS-ItalicMT" style:font-style-complex="italic"/>
    </style:style>
    <style:style style:name="T39" style:family="text">
      <style:text-properties fo:color="#000000" style:text-outline="false" style:text-position="0% 100%" fo:letter-spacing="normal" fo:font-style="normal" style:text-underline-style="none" style:letter-kerning="false" style:font-name-asian="TrebuchetMS" style:font-style-asian="normal" style:font-name-complex="TrebuchetMS" style:font-style-complex="normal"/>
    </style:style>
    <style:style style:name="T40" style:family="text">
      <style:text-properties fo:color="#000000" style:text-outline="false" style:text-position="0% 100%" fo:letter-spacing="normal" fo:font-style="normal" style:text-underline-style="none" style:letter-kerning="false" style:font-name-asian="TimesNewRomanPSMT" style:font-style-asian="normal" style:font-name-complex="TimesNewRomanPSMT" style:font-style-complex="normal"/>
    </style:style>
    <style:style style:name="T41" style:family="text">
      <style:text-properties fo:color="#000000" style:text-outline="false" style:text-position="0% 100%" fo:letter-spacing="normal" fo:font-style="normal" style:text-underline-style="solid" style:text-underline-width="auto" style:text-underline-color="#000000" style:letter-kerning="false" style:font-name-asian="TrebuchetMS" style:font-style-asian="normal" style:font-name-complex="TrebuchetMS" style:font-style-complex="normal"/>
    </style:style>
    <style:style style:name="T42" style:family="text">
      <style:text-properties fo:color="#000000" style:text-outline="false" style:text-position="0% 100%" fo:letter-spacing="normal" fo:font-style="normal" style:text-underline-style="solid" style:text-underline-width="auto" style:text-underline-color="#000000" style:letter-kerning="false" style:font-name-asian="TimesNewRomanPSMT" style:font-style-asian="normal" style:font-name-complex="TimesNewRomanPSMT" style:font-style-complex="normal"/>
    </style:style>
    <style:style style:name="T43" style:family="text">
      <style:text-properties fo:color="#000000" style:text-outline="false" style:text-position="0% 100%" style:font-name="TimesNewRomanPS-BoldItalicMT" fo:letter-spacing="normal" fo:font-style="italic" style:text-underline-style="none" fo:font-weight="bold" style:letter-kerning="false" style:font-name-asian="TimesNewRomanPS-BoldItalicMT" style:font-style-asian="italic" style:font-weight-asian="bold" style:font-name-complex="TimesNewRomanPS-BoldItalicMT" style:font-style-complex="italic" style:font-weight-complex="bold"/>
    </style:style>
    <style:style style:name="T44" style:family="text">
      <style:text-properties fo:color="#000000" style:text-outline="false" style:text-position="0% 100%" style:font-name="TimesNewRomanPS-BoldMT" fo:letter-spacing="normal" fo:font-style="normal" style:text-underline-style="none" fo:font-weight="bold" style:letter-kerning="false" style:font-name-asian="TimesNewRomanPS-BoldMT" style:font-style-asian="normal" style:font-weight-asian="bold" style:font-name-complex="TimesNewRomanPS-BoldMT" style:font-style-complex="normal" style:font-weight-complex="bold"/>
    </style:style>
    <style:style style:name="T45" style:family="text">
      <style:text-properties fo:color="#000000" style:text-outline="false" style:text-position="37% 58%" style:font-name="TimesNewRomanPSMT" fo:font-size="8pt" fo:letter-spacing="normal" fo:font-style="normal" style:text-underline-style="none" style:letter-kerning="false" style:font-name-asian="TimesNewRomanPSMT" style:font-size-asian="8pt" style:font-style-asian="normal" style:font-name-complex="TimesNewRomanPSMT" style:font-size-complex="8pt" style:font-style-complex="normal"/>
    </style:style>
    <style:style style:name="T46" style:family="text">
      <style:text-properties fo:color="#000000" style:text-outline="false" style:text-position="37% 58%" style:font-name="TimesNewRomanPSMT" fo:font-size="8pt" fo:letter-spacing="normal" fo:font-style="normal" style:text-underline-style="none" fo:font-weight="normal" style:letter-kerning="false" style:font-name-asian="TimesNewRomanPSMT" style:font-size-asian="8pt" style:font-style-asian="normal" style:font-weight-asian="normal" style:font-name-complex="TimesNewRomanPSMT" style:font-size-complex="8pt" style:font-style-complex="normal" style:font-weight-complex="normal"/>
    </style:style>
    <style:style style:name="T47" style:family="text">
      <style:text-properties fo:font-style="italic" style:font-style-asian="italic" style:font-style-complex="italic"/>
    </style:style>
    <style:style style:name="T48" style:family="text">
      <style:text-properties fo:font-size="12pt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span text:style-name="T47">Inf.</text:span> V, vv. 100-142</text:p>
      <text:p text:style-name="P1"/>
      <text:p text:style-name="P1">Codice Toledano 104 6 </text:p>
      <text:p text:style-name="P3"><text:tab/>Amor chal cor gentil rapto saprende</text:p>
      <text:p text:style-name="P8"><text:span text:style-name="T33"><text:tab/>prese costu</text:span><text:span text:style-name="T35">i</text:span><text:span text:style-name="T33"> della bella p</text:span><text:span text:style-name="T37">er</text:span><text:span text:style-name="T39">sona<text:tab/><text:tab/><text:tab/><text:tab/></text:span><text:span text:style-name="T37"> </text:span></text:p>
      <text:p text:style-name="P8"><text:span text:style-name="T39">102<text:tab/>che mi fu tolt</text:span><text:span text:style-name="T41">a</text:span><text:span text:style-name="T39"> el mod</text:span><text:span text:style-name="T41">o</text:span><text:span text:style-name="T39"> ancor moffende<text:tab/><text:tab/><text:tab/></text:span><text:span text:style-name="T37"> </text:span></text:p>
      <text:p text:style-name="P8"><text:span text:style-name="T39"><text:tab/>Amor cha null</text:span><text:span text:style-name="T41">o</text:span><text:span text:style-name="T39"> amato amar p</text:span><text:span text:style-name="T37">er</text:span><text:span text:style-name="T39">dona<text:tab/><text:tab/><text:tab/><text:tab/></text:span><text:span text:style-name="T37"> </text:span></text:p>
      <text:p text:style-name="P8"><text:span text:style-name="T39"><text:tab/>mi prese del costu</text:span><text:span text:style-name="T41">i</text:span><text:span text:style-name="T39"> piacer si forte<text:tab/><text:tab/><text:tab/><text:tab/></text:span><text:span text:style-name="T37"> </text:span></text:p>
      <text:p text:style-name="P8"><text:span text:style-name="T39">105<text:tab/>che come ved</text:span><text:span text:style-name="T41">i</text:span><text:span text:style-name="T39"> ancor no</text:span><text:span text:style-name="T37">n</text:span><text:span text:style-name="T39"> mabandona<text:tab/><text:tab/><text:tab/></text:span><text:span text:style-name="T37"> </text:span></text:p>
      <text:p text:style-name="P8"><text:span text:style-name="T39"><text:tab/>Amor co</text:span><text:span text:style-name="T37">n</text:span><text:span text:style-name="T39">dusse no</text:span><text:span text:style-name="T41">i</text:span><text:span text:style-name="T39"> ad una morte<text:tab/><text:tab/><text:tab/><text:tab/></text:span><text:span text:style-name="T37"> </text:span></text:p>
      <text:p text:style-name="P8"><text:span text:style-name="T39"><text:tab/>cayn</text:span><text:span text:style-name="T41">a</text:span><text:span text:style-name="T39"> attende ch</text:span><text:span text:style-name="T41">i</text:span><text:span text:style-name="T39"> a vita ci spense<text:tab/><text:tab/><text:tab/><text:tab/></text:span><text:span text:style-name="T37"> </text:span></text:p>
      <text:p text:style-name="P5">108<text:tab/>queste parole dallor ci fur porte</text:p>
      <text:p text:style-name="P8"><text:span text:style-name="T39"><text:tab/>Da chio </text:span><text:span text:style-name="T41">i</text:span><text:span text:style-name="T39">ntesi quest</text:span><text:span text:style-name="T41">e</text:span><text:span text:style-name="T39"> anim</text:span><text:span text:style-name="T41">e</text:span><text:span text:style-name="T39"> offense<text:tab/><text:tab/><text:tab/><text:tab/></text:span><text:span text:style-name="T37"> </text:span></text:p>
      <text:p text:style-name="P8"><text:span text:style-name="T39"><text:tab/>china</text:span><text:span text:style-name="T41">i</text:span><text:span text:style-name="T39"> il vis</text:span><text:span text:style-name="T41">o</text:span><text:span text:style-name="T39"> </text:span><text:span text:style-name="T37">et</text:span><text:span text:style-name="T39"> tanto </text:span><text:span text:style-name="T41">i</text:span><text:span text:style-name="T39">l tenni basso <text:tab/><text:tab/><text:tab/><text:tab/></text:span><text:span text:style-name="T37"> </text:span></text:p>
      <text:p text:style-name="P5">111<text:tab/>fin chel poeta mi disse che pense</text:p>
      <text:p text:style-name="P8"><text:span text:style-name="T39"><text:tab/>Quando risposi comincia</text:span><text:span text:style-name="T41">i</text:span><text:span text:style-name="T39"> o lasso<text:tab/><text:tab/><text:tab/><text:tab/></text:span><text:span text:style-name="T37"> </text:span></text:p>
      <text:p text:style-name="P5">(c. 061v.)</text:p>
      <text:p text:style-name="P8"><text:span text:style-name="T39"><text:tab/>qua</text:span><text:span text:style-name="T37">n</text:span><text:span text:style-name="T39">ti dolci pe</text:span><text:span text:style-name="T37">n</text:span><text:span text:style-name="T39">sier qua</text:span><text:span text:style-name="T37">n</text:span><text:span text:style-name="T39">to disio <text:s/><text:tab/><text:tab/><text:tab/><text:tab/></text:span><text:span text:style-name="T37"> </text:span></text:p>
      <text:p text:style-name="P8"><text:span text:style-name="T39">114<text:tab/>meno costor</text:span><text:span text:style-name="T41">o</text:span><text:span text:style-name="T39"> al doloroso passo<text:tab/><text:tab/><text:tab/><text:tab/></text:span><text:span text:style-name="T37"> </text:span></text:p>
      <text:p text:style-name="P8"><text:span text:style-name="T39"><text:tab/>Po</text:span><text:span text:style-name="T41">i</text:span><text:span text:style-name="T39"> mi rivols</text:span><text:span text:style-name="T41">i</text:span><text:span text:style-name="T39"> allor</text:span><text:span text:style-name="T41">o</text:span><text:span text:style-name="T39"> </text:span><text:span text:style-name="T37">et</text:span><text:span text:style-name="T39"> parla</text:span><text:span text:style-name="T41">i</text:span><text:span text:style-name="T39"> io<text:tab/><text:tab/><text:tab/><text:tab/></text:span><text:span text:style-name="T37"> </text:span></text:p>
      <text:p text:style-name="P8"><text:span text:style-name="T39"><text:tab/></text:span><text:span text:style-name="T37">et</text:span><text:span text:style-name="T39"> comincia</text:span><text:span text:style-name="T41">i</text:span><text:span text:style-name="T39"> francesca i tuo</text:span><text:span text:style-name="T41">i</text:span><text:span text:style-name="T39"> martiri<text:tab/><text:tab/><text:tab/><text:tab/></text:span><text:span text:style-name="T37"> </text:span></text:p>
      <text:p text:style-name="P8"><text:span text:style-name="T39">117<text:tab/>al lagrimar mi fanno trist</text:span><text:span text:style-name="T41">o</text:span><text:span text:style-name="T39"> </text:span><text:span text:style-name="T37">et</text:span><text:span text:style-name="T39"> pio<text:tab/><text:tab/><text:tab/><text:tab/></text:span><text:span text:style-name="T37"> </text:span></text:p>
      <text:p text:style-name="P8"><text:span text:style-name="T39"><text:tab/>Ma dimm</text:span><text:span text:style-name="T41">i</text:span><text:span text:style-name="T39"> al tempo de dolci sospiri<text:tab/><text:tab/><text:tab/><text:tab/></text:span><text:span text:style-name="T37"> </text:span></text:p>
      <text:p text:style-name="P8"><text:span text:style-name="T39"><text:tab/>a che </text:span><text:span text:style-name="T37">et </text:span><text:span text:style-name="T39">come co</text:span><text:span text:style-name="T37">n</text:span><text:span text:style-name="T39">cedett</text:span><text:span text:style-name="T41">e</text:span><text:span text:style-name="T39"> amore<text:tab/><text:tab/><text:tab/><text:tab/></text:span><text:span text:style-name="T37"> </text:span></text:p>
      <text:p text:style-name="P8"><text:span text:style-name="T39">120<text:tab/>che conoscest</text:span><text:span text:style-name="T41">e</text:span><text:span text:style-name="T39"> i dubbiosi disiri<text:tab/><text:tab/><text:tab/><text:tab/></text:span><text:span text:style-name="T37"> </text:span></text:p>
      <text:p text:style-name="P8"><text:span text:style-name="T39"><text:tab/>Et ell</text:span><text:span text:style-name="T41">a</text:span><text:span text:style-name="T39"> ad me nessun maggior dolore<text:tab/><text:tab/><text:tab/><text:tab/></text:span><text:span text:style-name="T37"> </text:span></text:p>
      <text:p text:style-name="P5"><text:tab/>che ricordarsi del tempo felice </text:p>
      <text:p text:style-name="P8"><text:span text:style-name="T39">123<text:tab/>nella mis</text:span><text:span text:style-name="T37">er</text:span><text:span text:style-name="T39">i</text:span><text:span text:style-name="T41">a</text:span><text:span text:style-name="T39"> </text:span><text:span text:style-name="T37">et</text:span><text:span text:style-name="T39"> cio sa </text:span><text:span text:style-name="T41">i</text:span><text:span text:style-name="T39">l tu</text:span><text:span text:style-name="T41">o</text:span><text:span text:style-name="T39"> doctore<text:tab/><text:tab/><text:tab/><text:tab/></text:span><text:span text:style-name="T37"> </text:span></text:p>
      <text:p text:style-name="P5"><text:tab/>Ma sa conoscer la prima radice</text:p>
      <text:p text:style-name="P8"><text:span text:style-name="T39"><text:tab/>del nostro male tu a</text:span><text:span text:style-name="T41">i</text:span><text:span text:style-name="T39"> cota</text:span><text:span text:style-name="T37">n</text:span><text:span text:style-name="T39">t</text:span><text:span text:style-name="T41">o</text:span><text:span text:style-name="T39"> affecto<text:tab/><text:tab/></text:span></text:p>
      <text:p text:style-name="P8"><text:span text:style-name="T39">126<text:tab/>faro come cole</text:span><text:span text:style-name="T41">i</text:span><text:span text:style-name="T39"> che piang</text:span><text:span text:style-name="T41">e</text:span><text:span text:style-name="T39"> </text:span><text:span text:style-name="T37">et </text:span><text:span text:style-name="T39">dice<text:tab/><text:tab/><text:tab/><text:tab/></text:span><text:span text:style-name="T37"> </text:span></text:p>
      <text:p text:style-name="P8"><text:span text:style-name="T39"><text:tab/>No</text:span><text:span text:style-name="T41">i</text:span><text:span text:style-name="T39"> leggiavam</text:span><text:span text:style-name="T41">o</text:span><text:span text:style-name="T39"> un giorno p</text:span><text:span text:style-name="T37">er</text:span><text:span text:style-name="T39"> dilecto<text:tab/><text:tab/><text:tab/></text:span><text:span text:style-name="T37"> </text:span></text:p>
      <text:p text:style-name="P8"><text:span text:style-name="T39"><text:tab/>di lancialotto com</text:span><text:span text:style-name="T41">e</text:span><text:span text:style-name="T39"> amor lo strinse<text:tab/><text:tab/><text:tab/><text:tab/></text:span><text:span text:style-name="T37"> </text:span></text:p>
      <text:p text:style-name="P8"><text:span text:style-name="T39">129<text:tab/>sol</text:span><text:span text:style-name="T41">i</text:span><text:span text:style-name="T39"> eravam</text:span><text:span text:style-name="T41">o</text:span><text:span text:style-name="T39"> </text:span><text:span text:style-name="T37">et</text:span><text:span text:style-name="T39"> sanç</text:span><text:span text:style-name="T41">a</text:span><text:span text:style-name="T39"> alcun sospecto<text:tab/><text:tab/><text:tab/><text:tab/></text:span><text:span text:style-name="T37"> </text:span></text:p>
      <text:p text:style-name="P5"><text:tab/>Per piu fiate gli occhi ci sospinse</text:p>
      <text:p text:style-name="P8"><text:soft-page-break/><text:span text:style-name="T39"><text:tab/>quella lectur</text:span><text:span text:style-name="T41">a</text:span><text:span text:style-name="T39"> </text:span><text:span text:style-name="T37">et</text:span><text:span text:style-name="T39"> scolorocc</text:span><text:span text:style-name="T41">i</text:span><text:span text:style-name="T39"> il viso<text:tab/><text:tab/><text:tab/><text:tab/></text:span><text:span text:style-name="T37"> </text:span></text:p>
      <text:p text:style-name="P8"><text:span text:style-name="T39">132<text:tab/>ma sol</text:span><text:span text:style-name="T41">o</text:span><text:span text:style-name="T39"> un pu</text:span><text:span text:style-name="T37">n</text:span><text:span text:style-name="T39">cto fu quel checci - vinse <text:s text:c="2"/><text:tab/><text:tab/><text:tab/></text:span><text:span text:style-name="T37"> </text:span></text:p>
      <text:p text:style-name="P8"><text:span text:style-name="T39"><text:tab/>Qua</text:span><text:span text:style-name="T37">n</text:span><text:span text:style-name="T39">do leggemmo </text:span><text:span text:style-name="T41">i</text:span><text:span text:style-name="T39">l disiato riso<text:tab/><text:tab/><text:tab/><text:tab/></text:span><text:span text:style-name="T37"> </text:span></text:p>
      <text:p text:style-name="P8"><text:span text:style-name="T39"><text:tab/>esser basciata da cotant</text:span><text:span text:style-name="T41">o</text:span><text:span text:style-name="T39"> amante<text:tab/><text:tab/><text:tab/><text:tab/></text:span><text:span text:style-name="T37"> </text:span></text:p>
      <text:p text:style-name="P8"><text:span text:style-name="T39">135<text:tab/>questi che ma</text:span><text:span text:style-name="T41">i</text:span><text:span text:style-name="T39"> da me no</text:span><text:span text:style-name="T37">n</text:span><text:span text:style-name="T39"> fia diviso<text:tab/><text:tab/><text:tab/><text:tab/></text:span><text:span text:style-name="T37"> </text:span></text:p>
      <text:p text:style-name="P5"><text:tab/>La boccha mi bascio tutto tremante</text:p>
      <text:p text:style-name="P8"><text:span text:style-name="T39"><text:tab/>ghaleotto fu </text:span><text:span text:style-name="T41">i</text:span><text:span text:style-name="T39">l libro </text:span><text:span text:style-name="T37">et </text:span><text:span text:style-name="T39">chi lo scrisse<text:tab/><text:tab/><text:tab/><text:tab/></text:span><text:span text:style-name="T37"> </text:span></text:p>
      <text:p text:style-name="P8"><text:span text:style-name="T39">138<text:tab/>quel giorno piu no</text:span><text:span text:style-name="T37">n</text:span><text:span text:style-name="T39"> vi legemmo avante<text:tab/><text:tab/><text:tab/></text:span><text:span text:style-name="T37"> </text:span></text:p>
      <text:p text:style-name="P5"><text:tab/>Mentre che luno spirto questo disse</text:p>
      <text:p text:style-name="P5"><text:tab/>laltro piangeva si che di pietade</text:p>
      <text:p text:style-name="P8"><text:span text:style-name="T39">141<text:tab/>i</text:span><text:span text:style-name="T41">o</text:span><text:span text:style-name="T39"> venni men cosi comi</text:span><text:span text:style-name="T41">o</text:span><text:span text:style-name="T39"> morisse<text:tab/><text:tab/><text:tab/><text:tab/></text:span><text:span text:style-name="T37"> </text:span></text:p>
      <text:p text:style-name="P5"><text:tab/>Et caddi come corpo morto cade </text:p>
      <text:p text:style-name="P3"/>
      <text:p text:style-name="P3">Codice Riccardiano 1035 <text:tab/></text:p>
      <text:p text:style-name="P3"><text:line-break/><text:tab/>Amor chal cor gentil ratto sapprende</text:p>
      <text:p text:style-name="P2"><text:s text:c="7"/><text:tab/>prese costui della bella persona</text:p>
      <text:p text:style-name="P2">102 <text:s/><text:tab/>che mi fu tolta el modo anchor moffende</text:p>
      <text:p text:style-name="P2"><text:tab/>Amor cha nullo amato amar perdona</text:p>
      <text:p text:style-name="P2"><text:s text:c="7"/><text:tab/>mi prese del costui piacer si forte</text:p>
      <text:p text:style-name="P9"><text:span text:style-name="T33">105 <text:s/><text:tab/>che come vedi anchor no</text:span><text:span text:style-name="T37">n</text:span><text:span text:style-name="T39"> mabbandona</text:span></text:p>
      <text:p text:style-name="P4"><text:tab/>Amor condusse noi ad una morte</text:p>
      <text:p text:style-name="P4"><text:tab/>cayna attende chin vita ci spense</text:p>
      <text:p text:style-name="P4">108 <text:s/><text:tab/>queste parole dallor ne fur porte</text:p>
      <text:p text:style-name="P9"><text:span text:style-name="T39"><text:tab/>Po</text:span><text:span text:style-name="T41">i</text:span><text:span text:style-name="T39"> chio </text:span><text:span text:style-name="T41">i</text:span><text:span text:style-name="T39">ntesi quell</text:span><text:span text:style-name="T41">e</text:span><text:span text:style-name="T39"> anime offense</text:span></text:p>
      <text:p text:style-name="P9"><text:span text:style-name="T39"><text:s text:c="7"/><text:tab/>chinai il viso </text:span><text:span text:style-name="T37">et </text:span><text:span text:style-name="T39">tanto il tenni basso</text:span></text:p>
      <text:p text:style-name="P4">111 <text:s/><text:tab/>fin chel poeta mi disse che pense <text:tab/><text:tab/><text:tab/></text:p>
      <text:p text:style-name="P9"><text:span text:style-name="T39"><text:tab/>Quandi</text:span><text:span text:style-name="T41">o</text:span><text:span text:style-name="T39"> risposi cominciai <text:s/>Ó lasso</text:span></text:p>
      <text:p text:style-name="P4"><text:s text:c="7"/><text:tab/>quanti dolci pensier quanto disio</text:p>
      <text:p text:style-name="P4">114 <text:s/><text:tab/>meno costoro al doloroso passo</text:p>
      <text:p text:style-name="P9"><text:span text:style-name="T39"><text:tab/>Po</text:span><text:span text:style-name="T41">i</text:span><text:span text:style-name="T39"> mi rivolsi alloro </text:span><text:span text:style-name="T37">et </text:span><text:span text:style-name="T39">parla</text:span><text:span text:style-name="T41">i</text:span><text:span text:style-name="T39"> io</text:span></text:p>
      <text:p text:style-name="P9"><text:span text:style-name="T39"><text:s text:c="7"/><text:tab/></text:span><text:span text:style-name="T37">et </text:span><text:span text:style-name="T39">cominciai <text:s/>Francesca i tuoi martiri</text:span></text:p>
      <text:p text:style-name="P9"><text:span text:style-name="T39">117 <text:s/><text:tab/>al lagrimar mi fanno tristo </text:span><text:span text:style-name="T37">et </text:span><text:span text:style-name="T39">pio </text:span></text:p>
      <text:p text:style-name="P4"><text:tab/>Ma dimmi al tempo de dolci sospiri</text:p>
      <text:p text:style-name="P9"><text:span text:style-name="T39"><text:s text:c="7"/><text:tab/>a che </text:span><text:span text:style-name="T37">et </text:span><text:span text:style-name="T39">come co</text:span><text:span text:style-name="T37">n</text:span><text:span text:style-name="T39">cedette amore</text:span></text:p>
      <text:p text:style-name="P4"><text:soft-page-break/>120 <text:s/><text:tab/>che conosceste i dubbiosi disiri</text:p>
      <text:p text:style-name="P9"><text:span text:style-name="T39"><text:tab/>Et ell</text:span><text:span text:style-name="T41">a</text:span><text:span text:style-name="T39"> ad me Nessun maggior dolore</text:span></text:p>
      <text:p text:style-name="P4"><text:s text:c="7"/><text:tab/>che ricordarsi del tempo felice</text:p>
      <text:p text:style-name="P9"><text:span text:style-name="T39">123 <text:s/><text:tab/>nella miseria </text:span><text:span text:style-name="T37">et </text:span><text:span text:style-name="T39">cio sa </text:span><text:span text:style-name="T41">i</text:span><text:span text:style-name="T39">l tuo doctore</text:span></text:p>
      <text:p text:style-name="P4"><text:tab/>Ma sa conoscer la prima radice</text:p>
      <text:p text:style-name="P9"><text:span text:style-name="T39"><text:s text:c="7"/><text:tab/>del nostro amor tu a</text:span><text:span text:style-name="T41">i</text:span><text:span text:style-name="T39"> cotanto </text:span><text:span text:style-name="T41">a</text:span><text:span text:style-name="T39">ffecto</text:span></text:p>
      <text:p text:style-name="P9"><text:span text:style-name="T39">126 <text:s/><text:tab/>faro come colei che piange </text:span><text:span text:style-name="T37">et </text:span><text:span text:style-name="T39">dice</text:span></text:p>
      <text:p text:style-name="P9"><text:span text:style-name="T39"><text:tab/>No</text:span><text:span text:style-name="T41">i</text:span><text:span text:style-name="T39"> leggiavam</text:span><text:span text:style-name="T41">o</text:span><text:span text:style-name="T39"> un giorno p</text:span><text:span text:style-name="T37">er </text:span><text:span text:style-name="T39">dilecto</text:span></text:p>
      <text:p text:style-name="P4"><text:s text:c="7"/><text:tab/>di lancialotto come amor lo strinse</text:p>
      <text:p text:style-name="P9"><text:span text:style-name="T39">129 <text:s/><text:tab/>soli eravam</text:span><text:span text:style-name="T41">o</text:span><text:span text:style-name="T39"> </text:span><text:span text:style-name="T37">et </text:span><text:span text:style-name="T39">sença alcun sospecto</text:span></text:p>
      <text:p text:style-name="P4"><text:tab/>Per piu fiate gli occhi ci sospinse</text:p>
      <text:p text:style-name="P9"><text:span text:style-name="T39"><text:s text:c="7"/><text:tab/>quella lectura </text:span><text:span text:style-name="T37">et </text:span><text:span text:style-name="T39">scolorocci il viso</text:span></text:p>
      <text:p text:style-name="P4">132 <text:s/><text:tab/>ma solo un puncto fu quel checci vinse </text:p>
      <text:p text:style-name="P4">(c. 12r.)</text:p>
      <text:p text:style-name="P9"><text:span text:style-name="T39"><text:tab/>Quando legge</text:span><text:span text:style-name="T37">m</text:span><text:span text:style-name="T39">mo il disiato riso</text:span></text:p>
      <text:p text:style-name="P4"><text:s text:c="7"/><text:tab/>esser basciato da cotanto amante</text:p>
      <text:p text:style-name="P9"><text:span text:style-name="T39">135 <text:s/><text:tab/>questi che ma</text:span><text:span text:style-name="T41">i</text:span><text:span text:style-name="T39"> dame no</text:span><text:span text:style-name="T37">n </text:span><text:span text:style-name="T39">fu diviso</text:span></text:p>
      <text:p text:style-name="P4"><text:tab/>La bocca mi bascio tutto tremante</text:p>
      <text:p text:style-name="P9"><text:span text:style-name="T39"><text:s text:c="7"/><text:tab/>galeotto fu </text:span><text:span text:style-name="T41">i</text:span><text:span text:style-name="T39">l libro </text:span><text:span text:style-name="T37">et </text:span><text:span text:style-name="T39">chi lo scrisse</text:span></text:p>
      <text:p text:style-name="P9"><text:span text:style-name="T39">138 <text:s/><text:tab/>quel giorno piu no</text:span><text:span text:style-name="T37">n</text:span><text:span text:style-name="T39"> vi legge</text:span><text:span text:style-name="T37">m</text:span><text:span text:style-name="T39">mo avante</text:span></text:p>
      <text:p text:style-name="P4"><text:tab/>Mentre che luno spirto questo disse</text:p>
      <text:p text:style-name="P4"><text:s text:c="7"/><text:tab/>laltro piangeva si che di pietade</text:p>
      <text:p text:style-name="P9"><text:span text:style-name="T39">141 <text:s/><text:tab/>i</text:span><text:span text:style-name="T41">o</text:span><text:span text:style-name="T39"> venni men cosi comio morisse</text:span></text:p>
      <text:p text:style-name="P4"><text:tab/>Et caddi come corpo morto cade</text:p>
      <text:p text:style-name="P1"/>
      <text:p text:style-name="P1"/>
      <text:p text:style-name="P1">Codice Chigiano LVI 213 </text:p>
      <text:p text:style-name="P1">(p.17) </text:p>
      <text:p text:style-name="P1"><text:tab/>Amor chal cor gentil racto saprende<text:tab/><text:tab/><text:tab/></text:p>
      <text:p text:style-name="P10"><text:span text:style-name="T34"><text:tab/>prese costu</text:span><text:span text:style-name="T36">i</text:span><text:span text:style-name="T34"> della bella persona<text:tab/><text:tab/><text:tab/></text:span></text:p>
      <text:p text:style-name="P1">102<text:tab/>che mi fu tolta el modo ancor moffende</text:p>
      <text:p text:style-name="P1"><text:tab/>Amor cha nullo amato amar perdona</text:p>
      <text:p text:style-name="P10"><text:span text:style-name="T34"><text:tab/>mi prese del costu</text:span><text:span text:style-name="T36">i</text:span><text:span text:style-name="T34"> piacer si forte<text:tab/><text:tab/><text:tab/></text:span></text:p>
      <text:p text:style-name="P10"><text:span text:style-name="T34">105<text:tab/>che come vedi ancor no</text:span><text:span text:style-name="T38">n</text:span><text:span text:style-name="T40"> mabandona</text:span></text:p>
      <text:p text:style-name="P6"><text:tab/>Amor condusse noi ad una morte</text:p>
      <text:p text:style-name="P6"><text:soft-page-break/><text:tab/>cayna attende chin vita ci spense<text:tab/><text:tab/><text:tab/> </text:p>
      <text:p text:style-name="P6">108<text:tab/>queste parole da lor ne fur porte</text:p>
      <text:p text:style-name="P10"><text:span text:style-name="T40"><text:tab/>Poi chio </text:span><text:span text:style-name="T42">i</text:span><text:span text:style-name="T40">ntesi quell</text:span><text:span text:style-name="T42">e</text:span><text:span text:style-name="T40"> anime offense<text:tab/><text:tab/><text:tab/></text:span></text:p>
      <text:p text:style-name="P10"><text:span text:style-name="T40"><text:tab/>china</text:span><text:span text:style-name="T42">i</text:span><text:span text:style-name="T40"> il viso </text:span><text:span text:style-name="T38">et </text:span><text:span text:style-name="T40">tanto il tenni basso<text:tab/><text:tab/><text:tab/></text:span></text:p>
      <text:p text:style-name="P6">111<text:tab/>fin chel poeta mi disse che pense</text:p>
      <text:p text:style-name="P6"><text:tab/>Quandio risposi cominciai ó lasso<text:tab/><text:tab/><text:tab/></text:p>
      <text:p text:style-name="P10"><text:span text:style-name="T40"><text:tab/>quanti dolci sospiri qua</text:span><text:span text:style-name="T38">n</text:span><text:span text:style-name="T40">to disio<text:tab/><text:tab/><text:tab/></text:span></text:p>
      <text:p text:style-name="P10"><text:span text:style-name="T40">114<text:tab/>meno costor</text:span><text:span text:style-name="T42">o</text:span><text:span text:style-name="T40"> al doloroso passo<text:tab/><text:tab/></text:span></text:p>
      <text:p text:style-name="P10"><text:span text:style-name="T40"><text:tab/>Po</text:span><text:span text:style-name="T42">i</text:span><text:span text:style-name="T40"> mi rivolsi alloro </text:span><text:span text:style-name="T38">et </text:span><text:span text:style-name="T40">parla</text:span><text:span text:style-name="T42">i</text:span><text:span text:style-name="T40"> io<text:tab/><text:tab/><text:tab/></text:span></text:p>
      <text:p text:style-name="P10"><text:span text:style-name="T40"><text:tab/></text:span><text:span text:style-name="T38">et </text:span><text:span text:style-name="T40">cominciai francesca i tuoi martiri<text:tab/><text:tab/><text:tab/></text:span></text:p>
      <text:p text:style-name="P10"><text:span text:style-name="T40">117<text:tab/>al lagrimar mi fanno trist</text:span><text:span text:style-name="T42">o</text:span><text:span text:style-name="T40"> </text:span><text:span text:style-name="T38">et </text:span><text:span text:style-name="T40">pio <text:tab/><text:tab/></text:span></text:p>
      <text:p text:style-name="P6"><text:tab/>Ma dimmi al tempo de dolci sospiri<text:tab/><text:tab/><text:tab/></text:p>
      <text:p text:style-name="P10"><text:span text:style-name="T40"><text:tab/>ad che </text:span><text:span text:style-name="T38">et </text:span><text:span text:style-name="T40">come concedette amore</text:span></text:p>
      <text:p text:style-name="P10"><text:span text:style-name="T40">120<text:tab/>che cognosciest</text:span><text:span text:style-name="T42">e</text:span><text:span text:style-name="T40"> i dubbio disiri<text:tab/><text:tab/><text:tab/></text:span></text:p>
      <text:p text:style-name="P10"><text:span text:style-name="T40"><text:tab/>Et ell</text:span><text:span text:style-name="T42">a</text:span><text:span text:style-name="T40"> ad me nessun maggior dolore<text:tab/><text:tab/></text:span></text:p>
      <text:p text:style-name="P6"><text:tab/>che ricordarsi del tempo felice</text:p>
      <text:p text:style-name="P10"><text:span text:style-name="T40">123<text:tab/>nella miseria </text:span><text:span text:style-name="T38">et </text:span><text:span text:style-name="T40">cio sa </text:span><text:span text:style-name="T42">i</text:span><text:span text:style-name="T40">l tuo doctore<text:tab/><text:tab/><text:tab/></text:span></text:p>
      <text:p text:style-name="P6"><text:tab/>Ma sa conoscer la prima radice<text:tab/><text:tab/><text:tab/><text:tab/></text:p>
      <text:p text:style-name="P10"><text:span text:style-name="T40"><text:tab/>del nostro amor tu a</text:span><text:span text:style-name="T42">i</text:span><text:span text:style-name="T40"> cota</text:span><text:span text:style-name="T38">n</text:span><text:span text:style-name="T40">to affecto<text:tab/><text:tab/><text:tab/></text:span></text:p>
      <text:p text:style-name="P10"><text:span text:style-name="T40">126<text:tab/>faro come cole</text:span><text:span text:style-name="T42">i</text:span><text:span text:style-name="T40"> che piange </text:span><text:span text:style-name="T38">et </text:span><text:span text:style-name="T40">dice<text:tab/><text:tab/><text:tab/></text:span></text:p>
      <text:p text:style-name="P10"><text:span text:style-name="T40"><text:tab/>No</text:span><text:span text:style-name="T42">i</text:span><text:span text:style-name="T40"> leggiavam</text:span><text:span text:style-name="T42">o</text:span><text:span text:style-name="T40"> un giorno per dilecto<text:tab/><text:tab/></text:span></text:p>
      <text:p text:style-name="P6"><text:tab/>di lancialotto come amor lo strinse</text:p>
      <text:p text:style-name="P10"><text:span text:style-name="T40">129<text:tab/>soli eravamo </text:span><text:span text:style-name="T38">et </text:span><text:span text:style-name="T40">sença alcun sospecto</text:span></text:p>
      <text:p text:style-name="P6">(p. 18)</text:p>
      <text:p text:style-name="P6"><text:tab/>Per piu fiate gli occhi ci sospinse<text:tab/><text:tab/><text:tab/></text:p>
      <text:p text:style-name="P10"><text:span text:style-name="T40"><text:tab/>quella lectura </text:span><text:span text:style-name="T38">et </text:span><text:span text:style-name="T40">scolorocc</text:span><text:span text:style-name="T42">i</text:span><text:span text:style-name="T40"> il viso<text:tab/><text:tab/><text:tab/></text:span></text:p>
      <text:p text:style-name="P10"><text:span text:style-name="T40">132<text:tab/>ma sol</text:span><text:span text:style-name="T42">o</text:span><text:span text:style-name="T40"> un punto fu quel che ci vinse<text:tab/><text:tab/><text:tab/></text:span></text:p>
      <text:p text:style-name="P6"><text:tab/>Quando leggemmo il disiato riso<text:tab/><text:tab/><text:tab/></text:p>
      <text:p text:style-name="P6"><text:tab/>esser basciato da cotanto amante</text:p>
      <text:p text:style-name="P10"><text:span text:style-name="T40">135<text:tab/>questi che mai da me no</text:span><text:span text:style-name="T38">n</text:span><text:span text:style-name="T40"> fu diviso<text:tab/><text:tab/><text:tab/></text:span></text:p>
      <text:p text:style-name="P6"><text:tab/>La bocca mi bascio tutto tremante</text:p>
      <text:p text:style-name="P10"><text:span text:style-name="T40"><text:tab/>galeotto fu </text:span><text:span text:style-name="T42">i</text:span><text:span text:style-name="T40">l ibro </text:span><text:span text:style-name="T38">et </text:span><text:span text:style-name="T40">chi lo scripse<text:tab/><text:tab/><text:tab/></text:span></text:p>
      <text:p text:style-name="P10"><text:span text:style-name="T40">138<text:tab/>quel giorno piu no</text:span><text:span text:style-name="T38">n</text:span><text:span text:style-name="T40"> vi legge</text:span><text:span text:style-name="T38">m</text:span><text:span text:style-name="T40">mo avante</text:span></text:p>
      <text:p text:style-name="P6"><text:tab/>Mentre che luno spirto questo disse</text:p>
      <text:p text:style-name="P10"><text:span text:style-name="T40"><text:tab/>laltro piange</text:span><text:span text:style-name="T42">v</text:span><text:span text:style-name="T40">a si che di pietade</text:span></text:p>
      <text:p text:style-name="P10"><text:soft-page-break/><text:span text:style-name="T40">141<text:tab/>i</text:span><text:span text:style-name="T42">o</text:span><text:span text:style-name="T40"> venni men cosi comio morisse<text:tab/><text:tab/><text:tab/></text:span></text:p>
      <text:p text:style-name="P6"><text:tab/>Et caddi come corpo morto cade</text:p>
      <text:p text:style-name="P7"/>
      <text:p text:style-name="P7">Principali luoghi di divergenza</text:p>
      <text:p text:style-name="P7"><text:span text:style-name="T8"> </text:span><text:span text:style-name="T5">V, 107</text:span><text:span text:style-name="T45"><text:tab/></text:span><text:span text:style-name="T5"> </text:span><text:span text:style-name="T8">Caina attende </text:span><text:span text:style-name="T5">chi a vita </text:span><text:span text:style-name="T8">ci spense".</text:span><text:span text:style-name="T5">] chi a vita To; chin vita Ri Chig </text:span><text:span text:style-name="T8">Esp (chi <text:tab/>‘n vita)<text:tab/> Chi ‘n vita </text:span><text:span text:style-name="T5">è </text:span><text:span text:style-name="T8">lectio facilior</text:span><text:span text:style-name="T5"> del Boccaccio, poi accolta nelle </text:span><text:span text:style-name="T8">Esposizioni</text:span><text:span text:style-name="T5">, basata probabilmente su correzione di </text:span><text:span text:style-name="T8">chi vita</text:span><text:span text:style-name="T5"> comune alla tradizione (Ash, Mad, Rb; </text:span><text:span text:style-name="T8">chen vita</text:span><text:span text:style-name="T5"> in Urb)</text:span><text:span text:style-name="T8"><text:tab/></text:span></text:p>
      <text:p text:style-name="P7"><text:span text:style-name="T8"/></text:p>
      <text:p text:style-name="P7"><text:span text:style-name="T8"> </text:span><text:span text:style-name="T5"> V, 108</text:span><text:span text:style-name="T45"><text:tab/> </text:span><text:span text:style-name="T8">Queste parole da lor </text:span><text:span text:style-name="T5">ci</text:span><text:span text:style-name="T8"> fuor porte.</text:span><text:span text:style-name="T5">] ci To </text:span><text:span text:style-name="T8">Esp</text:span><text:span text:style-name="T5">; ne Ri Chig<text:tab/> </text:span><text:span text:style-name="T8">Ne </text:span><text:span text:style-name="T5">è variante volta probabilmente a evitare la ripetizione</text:span><text:span text:style-name="T8"> </text:span><text:span text:style-name="T5">(</text:span><text:span text:style-name="T8">Inf. V, 107: Caina attende chi a vita </text:span><text:span text:style-name="T43">ci</text:span><text:span text:style-name="T9"> spense</text:span><text:span text:style-name="T6">).<text:tab/></text:span><text:span text:style-name="T9"> </text:span><text:span text:style-name="T6"> </text:span></text:p>
      <text:p text:style-name="P7"><text:span text:style-name="T6"/></text:p>
      <text:p text:style-name="P7"><text:span text:style-name="T6">V, 109 Quand’io</text:span><text:span text:style-name="T9"> intesi quell’anime offense</text:span><text:span text:style-name="T6">] Da chio To </text:span><text:span text:style-name="T9">Esp</text:span><text:span text:style-name="T6"> + Cha Eg Fi Lau Laur Lo Pa Parm Rb Ricc Si Tz Vat; Poi chio Ri Chig. <text:tab/></text:span></text:p>
      <text:p text:style-name="P7"><text:span text:style-name="T9"> </text:span><text:span text:style-name="T6">Come suggerisce Petrocchi relativamente a </text:span><text:span text:style-name="T9">Da chio, </text:span><text:span text:style-name="T6">entrambe le lezioni sono probabilmente volte a evitare la ripetizione di </text:span><text:span text:style-name="T9">quando</text:span><text:span text:style-name="T6"> del verso 112 </text:span><text:span text:style-name="T43">Quando</text:span><text:span text:style-name="T9"> rispuosi </text:span><text:span text:style-name="T6">[…].<text:tab/></text:span></text:p>
      <text:p text:style-name="P7"><text:span text:style-name="T6"/></text:p>
      <text:p text:style-name="P7"><text:span text:style-name="T6">  V, 109<text:tab/> </text:span><text:span text:style-name="T9">Quand’io intesi </text:span><text:span text:style-name="T6">quell’</text:span><text:span text:style-name="T9">anime offense</text:span><text:span text:style-name="T6">] quelle Ri Chig;</text:span><text:span text:style-name="T9"> </text:span><text:span text:style-name="T6">queste To </text:span><text:span text:style-name="T9">Esp (quest’) </text:span><text:span text:style-name="T6">Eco del precedente </text:span><text:span text:style-name="T9">Queste parole</text:span><text:span text:style-name="T6"> di</text:span><text:span text:style-name="T9"> Inf.</text:span><text:span text:style-name="T6"> V, 108</text:span><text:span text:style-name="T9"><text:tab/></text:span></text:p>
      <text:p text:style-name="P7"><text:span text:style-name="T9"/></text:p>
      <text:p text:style-name="P7"><text:span text:style-name="T9"> </text:span><text:span text:style-name="T6"> V, 112<text:tab/>Quando</text:span><text:span text:style-name="T9"> rispuosi, cominciai: "Oh lasso</text:span><text:span text:style-name="T6">] quando To </text:span><text:span text:style-name="T9">Esp</text:span><text:span text:style-name="T6">; quandio Ri Chig + Eg Fi Ham Lau Lo Parm Rb Ricc Tz<text:tab/></text:span></text:p>
      <text:p text:style-name="P7"><text:span text:style-name="T6"/></text:p>
      <text:p text:style-name="P7"><text:span text:style-name="T6">  V, 113 </text:span><text:span text:style-name="T9">quanti dolci </text:span><text:span text:style-name="T6">pensier</text:span><text:span text:style-name="T9">, quanto disio</text:span><text:span text:style-name="T6">] pensier To Ri; sospiri Chig </text:span><text:span text:style-name="T9">Esp Sospiri</text:span><text:span text:style-name="T6"> è anticipazione di</text:span><text:span text:style-name="T9"> Inf.</text:span><text:span text:style-name="T6"> V, 118:</text:span><text:span text:style-name="T9"> […] dolci sospiri</text:span><text:span text:style-name="T6">, lezione ripresa poi nella </text:span><text:span text:style-name="T9">Esposizioni</text:span><text:span text:style-name="T6">: «</text:span><text:span text:style-name="T44">Quanti dolci sospiri</text:span><text:span text:style-name="T6">: dolci </text:span><text:span text:style-name="T44">sospiri</text:span><text:span text:style-name="T6"> paiono esser quegli che da speranza certa muovono di dovere ottenere la cosa che s'ama; […]» (</text:span><text:span text:style-name="T9">Esp</text:span><text:span text:style-name="T6">. </text:span><text:span text:style-name="T9">litterale</text:span><text:span text:style-name="T6">, V.113). <text:tab/> </text:span></text:p>
      <text:p text:style-name="P7"><text:span text:style-name="T6"/></text:p>
      <text:p text:style-name="P7"><text:span text:style-name="T6">V, 120 </text:span><text:span text:style-name="T9">che conosceste </text:span><text:span text:style-name="T6">i</text:span><text:span text:style-name="T9"> </text:span><text:span text:style-name="T6">dubbiosi</text:span><text:span text:style-name="T9"> disiri?"</text:span><text:span text:style-name="T6">] dubbiosi To Ri </text:span><text:span text:style-name="T9">Esp</text:span><text:span text:style-name="T6">; dubbio Chig<text:tab/></text:span></text:p>
      <text:p text:style-name="P7"><text:span text:style-name="T6"/></text:p>
      <text:p text:style-name="P7"><text:span text:style-name="T6">  V, 125 </text:span><text:span text:style-name="T9">del nostro </text:span><text:span text:style-name="T6">amor</text:span><text:span text:style-name="T9"> tu hai cotanto affetto</text:span><text:span text:style-name="T6">] amor Ri Chig </text:span><text:span text:style-name="T9">Esp</text:span><text:span text:style-name="T6">;</text:span><text:span text:style-name="T9"> </text:span><text:span text:style-name="T6">male To</text:span><text:span text:style-name="T9"><text:tab/> </text:span></text:p>
      <text:p text:style-name="P7"><text:span text:style-name="T9">Male</text:span><text:span text:style-name="T6"> in To è scritto su rasura, forse eco di</text:span><text:span text:style-name="T9"> Inf.</text:span><text:span text:style-name="T6"> V, 93: […] </text:span><text:span text:style-name="T9">del nostro mal perverso</text:span><text:span text:style-name="T6">.<text:tab/> </text:span></text:p>
      <text:p text:style-name="P7"><text:span text:style-name="T6"/></text:p>
      <text:p text:style-name="P7"><text:span text:style-name="T6">V, 134</text:span><text:span text:style-name="T46"><text:tab/></text:span><text:span text:style-name="T9">esser </text:span><text:span text:style-name="T6">basciato</text:span><text:span text:style-name="T9"> da cotanto amante</text:span><text:span text:style-name="T6">] basciato Ri Chig </text:span><text:span text:style-name="T9">Esp</text:span><text:span text:style-name="T6">;</text:span><text:span text:style-name="T9"> </text:span><text:span text:style-name="T6">basciata To </text:span><text:span text:style-name="T9"> </text:span><text:span text:style-name="T6">Il lapsus è facilmente spiegabile poiché riferito a </text:span><text:span text:style-name="T9">il disïato riso </text:span><text:span text:style-name="T6">(la bocca) del verso precedente.<text:tab/></text:span><text:span text:style-name="T9"> </text:span><text:span text:style-name="T6"> </text:span></text:p>
      <text:p text:style-name="P7"><text:span text:style-name="T6"/></text:p>
      <text:p text:style-name="P7"><text:span text:style-name="T6">V, 135<text:tab/> </text:span><text:span text:style-name="T9">questi, che mai da me non </text:span><text:span text:style-name="T6">fia</text:span><text:span text:style-name="T9"> diviso</text:span><text:span text:style-name="T6">] fia To </text:span><text:span text:style-name="T9">Esp</text:span><text:span text:style-name="T6">; fu Ri Chig + Laur Mad<text:tab/>  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NewRomanPS-BoldItalicMT" svg:font-family="TimesNewRomanPS-BoldItalicMT" style:font-family-generic="roman"/>
    <style:font-face style:name="TimesNewRomanPS-BoldMT" svg:font-family="TimesNewRomanPS-BoldMT" style:font-family-generic="roman"/>
    <style:font-face style:name="TimesNewRomanPS-ItalicMT" svg:font-family="TimesNewRomanPS-ItalicMT" style:font-family-generic="roman"/>
    <style:font-face style:name="TimesNewRomanPSMT" svg:font-family="TimesNewRomanPSMT" style:font-family-generic="roman"/>
    <style:font-face style:name="TrebuchetMS-Italic" svg:font-family="TrebuchetMS-Italic" style:font-family-generic="script"/>
    <style:font-face style:name="TrebuchetMS" svg:font-family="TrebuchetM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onia Tempestini</meta:initial-creator>
    <meta:creation-date>2018-10-29T13:50:05</meta:creation-date>
    <meta:document-statistic meta:table-count="0" meta:image-count="0" meta:object-count="0" meta:page-count="5" meta:paragraph-count="150" meta:word-count="1215" meta:character-count="7010"/>
    <dc:date>2018-10-29T14:17:59</dc:date>
    <dc:creator>Sonia Tempestini</dc:creator>
    <meta:editing-duration>PT10M53S</meta:editing-duration>
    <meta:editing-cycles>1</meta:editing-cycles>
    <meta:generator>OpenOffice/4.1.5$Unix OpenOffice.org_project/415m1$Build-9789</meta:generator>
  </office:meta>
</office:document-meta>
</file>